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5800000258A5EA8AA003848F5E.png" manifest:media-type="image/png"/>
  <manifest:file-entry manifest:full-path="Pictures/1000000000000B400000078202FFC8626F1A45D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1.637cm" fo:min-width="1.387cm"/>
    </style:style>
    <style:style style:name="gr3" style:family="graphic" style:parent-style-name="Object_20_with_20_no_20_fill_20_and_20_no_20_line">
      <style:graphic-properties draw:textarea-vertical-align="middle" draw:shadow="visible" draw:shadow-offset-x="0.141cm" draw:shadow-offset-y="0.141cm" draw:shadow-color="#cccccc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8.999cm" svg:height="12.678cm" svg:x="0.797cm" svg:y="7.477cm">
            <draw:image xlink:href="Pictures/1000000000000B400000078202FFC8626F1A45DF.jpg" xlink:type="simple" xlink:show="embed" xlink:actuate="onLoad">
              <text:p/>
            </draw:image>
          </draw:frame>
          <draw:custom-shape draw:style-name="gr2" draw:text-style-name="P2" draw:layer="layout" svg:width="2.667cm" svg:height="2.667cm" svg:x="14.208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1" draw:layer="layout" svg:width="3.493cm" svg:height="3.493cm" svg:x="13.7cm" svg:y="14.335cm">
            <draw:image xlink:href="Pictures/100002010000025800000258A5EA8AA003848F5E.png" xlink:type="simple" xlink:show="embed" xlink:actuate="onLoad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5:54:40.292664889</meta:creation-date>
    <dc:date>2018-10-11T16:07:51.358307978</dc:date>
    <meta:editing-duration>PT3M</meta:editing-duration>
    <meta:editing-cycles>2</meta:editing-cycles>
    <meta:generator>LibreOffice/6.0.3.2$Linux_X86_64 LibreOffice_project/00m0$Build-2</meta:generator>
    <meta:document-statistic meta:object-count="4"/>
  </office:meta>
</office:document-meta>
</file>